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B800000294AC274D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ff99" draw:textarea-horizontal-align="justify" draw:textarea-vertical-align="middle" draw:auto-grow-height="false" fo:min-height="1.772cm" fo:min-width="4.0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fill-color="#ff3333" draw:textarea-vertical-align="middle" draw:shadow-offset-x="0.203cm" draw:shadow-offset-y="0.203cm"/>
    </style:style>
    <style:style style:name="gr4" style:family="graphic" style:parent-style-name="objectwithoutfill">
      <style:graphic-properties draw:fill="solid" draw:fill-color="#ffcccc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none" draw:fill="none" fo:min-height="0.774cm" draw:shadow="hidden"/>
    </style:style>
    <style:style style:name="gr7" style:family="graphic" style:parent-style-name="objectwithoutfill">
      <style:graphic-properties draw:stroke="none" draw:fill="none" fo:min-height="1.366cm" draw:shadow="hidden"/>
    </style:style>
    <style:style style:name="gr8" style:family="graphic" style:parent-style-name="objectwithoutfill">
      <style:graphic-properties draw:stroke="none" draw:fill="none" fo:min-height="1.367cm" draw:shadow="hidden"/>
    </style:style>
    <style:style style:name="gr9" style:family="graphic" style:parent-style-name="objectwithoutfill">
      <style:graphic-properties draw:stroke="none" draw:fill="none" fo:min-height="1.365cm" draw:shadow="hidden"/>
    </style:style>
    <style:style style:name="gr10" style:family="graphic" style:parent-style-name="standard">
      <style:graphic-properties draw:stroke="none" draw:fill-color="#99cccc" draw:textarea-horizontal-align="justify" draw:textarea-vertical-align="middle" draw:auto-grow-height="false" fo:min-height="0.311cm" fo:min-width="4.185cm"/>
    </style:style>
    <style:style style:name="gr11" style:family="graphic" style:parent-style-name="standard">
      <style:graphic-properties draw:stroke="none" draw:fill-color="#99cccc" draw:textarea-horizontal-align="justify" draw:textarea-vertical-align="middle" draw:auto-grow-height="false" fo:min-height="0.311cm" fo:min-width="3.579cm"/>
    </style:style>
    <style:style style:name="gr12" style:family="graphic" style:parent-style-name="standard">
      <style:graphic-properties draw:stroke="none" draw:fill-color="#99cccc" draw:textarea-horizontal-align="justify" draw:textarea-vertical-align="middle" draw:auto-grow-height="false" fo:min-height="0.311cm" fo:min-width="3.21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33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</style:style>
    <style:style style:name="P5" style:family="paragraph">
      <loext:graphic-properties draw:fill="solid" draw:fill-color="#ffcccc"/>
      <style:paragraph-properties fo:text-align="center"/>
    </style:style>
    <style:style style:name="P6" style:family="paragraph">
      <loext:graphic-properties draw:fill-color="#99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55cm" svg:height="3.61cm" draw:transform="rotate (1.5707963267949) translate (6.615cm 9.128cm)">
          <text:p/>
          <draw:enhanced-geometry svg:viewBox="0 0 21600 21600" draw:glue-points="?f6 10800 10800 21600 ?f5 10800 10800 0" draw:text-areas="?f3 ?f3 ?f4 ?f4" draw:type="trapezoid" draw:modifiers="3740.3177755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5.396cm" svg:height="8.238cm" svg:x="1.028cm" svg:y="1.005cm">
          <draw:image xlink:href="Pictures/10000201000001B800000294AC274DF4.png" xlink:type="simple" xlink:show="embed" xlink:actuate="onLoad">
            <text:p text:style-name="P2">`</text:p>
          </draw:image>
        </draw:frame>
        <draw:g>
          <draw:rect draw:style-name="gr3" draw:text-style-name="P4" draw:layer="layout" svg:width="3.346cm" svg:height="1.051cm" svg:x="10.479cm" svg:y="2.556cm">
            <text:p text:style-name="P2">tiger</text:p>
          </draw:rect>
          <draw:rect draw:style-name="gr4" draw:text-style-name="P5" draw:layer="layout" svg:width="3.346cm" svg:height="1.05cm" svg:x="10.481cm" svg:y="3.569cm">
            <text:p/>
          </draw:rect>
          <draw:rect draw:style-name="gr5" draw:text-style-name="P3" draw:layer="layout" svg:width="3.346cm" svg:height="1.083cm" svg:x="10.481cm" svg:y="4.617cm">
            <text:p/>
          </draw:rect>
          <draw:rect draw:style-name="gr5" draw:text-style-name="P3" draw:layer="layout" svg:width="3.346cm" svg:height="1.051cm" svg:x="10.481cm" svg:y="5.667cm">
            <text:p/>
          </draw:rect>
          <draw:rect draw:style-name="gr5" draw:text-style-name="P3" draw:layer="layout" svg:width="3.346cm" svg:height="1.051cm" svg:x="10.481cm" svg:y="6.75cm">
            <text:p/>
          </draw:rect>
          <draw:frame draw:style-name="gr6" draw:text-style-name="P3" draw:layer="layout" svg:width="1.693cm" svg:height="1.024cm" svg:x="11.225cm" svg:y="3.626cm">
            <draw:text-box>
              <text:p text:style-name="P2">lynx</text:p>
            </draw:text-box>
          </draw:frame>
          <draw:frame draw:style-name="gr7" draw:text-style-name="P3" draw:layer="layout" svg:width="2.011cm" svg:height="1.616cm" svg:x="11.102cm" svg:y="4.744cm">
            <draw:text-box>
              <text:p text:style-name="P2">ship</text:p>
            </draw:text-box>
          </draw:frame>
          <draw:frame draw:style-name="gr8" draw:text-style-name="P3" draw:layer="layout" svg:width="2.011cm" svg:height="1.617cm" svg:x="11.102cm" svg:y="5.826cm">
            <draw:text-box>
              <text:p text:style-name="P2">tree</text:p>
            </draw:text-box>
          </draw:frame>
        </draw:g>
        <draw:frame draw:style-name="gr9" draw:text-style-name="P3" draw:layer="layout" svg:width="2.011cm" svg:height="1.615cm" svg:x="11.102cm" svg:y="6.781cm">
          <draw:text-box>
            <text:p text:style-name="P2">sofa</text:p>
          </draw:text-box>
        </draw:frame>
        <draw:custom-shape draw:style-name="gr10" draw:text-style-name="P6" draw:layer="layout" svg:width="7.439cm" svg:height="0.889cm" draw:transform="rotate (-1.5707963267949) translate (7.693cm 1.18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6.477cm" svg:height="0.889cm" draw:transform="rotate (-1.5707963267949) translate (8.793cm 1.635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5.897cm" svg:height="0.889cm" draw:transform="rotate (-1.5707963267949) translate (9.894cm 2.016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3" draw:layer="layout" svg:x1="6.404cm" svg:y1="5.082cm" svg:x2="10.361cm" svg:y2="5.0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mytro Lituiev</meta:initial-creator>
    <meta:creation-date>2017-03-15T16:43:14.130854000</meta:creation-date>
    <dc:date>2017-03-16T09:52:11.119338000</dc:date>
    <dc:creator>Dmytro Lituiev</dc:creator>
    <meta:editing-duration>PT24M43S</meta:editing-duration>
    <meta:editing-cycles>4</meta:editing-cycles>
    <meta:generator>LibreOffice/5.0.0.5$MacOSX_X86_64 LibreOffice_project/1b1a90865e348b492231e1c451437d7a15bb262b</meta:generator>
    <meta:document-statistic meta:object-count="16"/>
  </office:meta>
</office:document-meta>
</file>